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lusion</text:p>
      <text:p text:style-name="Standard"/>
      <text:p text:style-name="Standard"><text:tab/>A l'heure où le cloud est en pleine expansion, il est légitime qu'un administrateur système s'informe et s’interroge sur le réel bénéfice que pourraient lui apporter les technologies des systèmes de fichiers distribués. Son succès en fait une technologie d'avenir pour plusieurs raisons, l'intégrité et l’accessibilité des données. Cependant le cloud peut faire peur car la technologie met à disposition des énormes quantités de données à des entreprises capables de les exploiter... De plus, le cloud est une question de confiance, si un utilisateur y place toutes ces données sans faire de sauvegarde, il doit être capable d'accepter leur perte. En effet, certains hébergeurs sont susceptibles d'être plus fiable techniquement et financièrement que d'autres. Le cloud computing est-il alors une bonne chose ? Et dans 20 ans ? Une nouvelle fois, tout repose sur la bonne foie des personnes concernées.</text:p>
      <text:p text:style-name="Standard"><text:tab/>Ceph et Lustre sont des technologies faites pour répondre à ce besoin. Le premier n'est pas encore conseillé en production mais le deuxième est déjà utilisé sur les plus gros data center du monde. Ce sont des technologies complexes, relativement récentes et très bien pensées. Elles permettent une énorme flexibilité de stockage, l'intégrité des données, la répartition de charges, la transparence côté utilisateur, d'excellentes performances... Beaucoup d'avantages mais aussi quelques inconvénients. Le premier, le plus flagrant, est la complexité de l'installation, accessible qu'à un spécialiste. En effet des compétences en système GNU Linux sont indispensables. De la même manière, les systèmes de fichiers distribués sont compliqués à maintenir, dans le sens où, en cas d'erreur, la résolution de ce dernier peut s'avérer fastidieuse. La documentation était nombreuses mais répétitive. Pour une erreur bien précise lors du déploiement, par exemple, la recherche d'information se complexifie et la bonne documentation se raréf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00:31:35</meta:creation-date>
    <dc:date>2014-03-24T02:05:33</dc:date>
    <meta:editing-duration>PT1H18M47S</meta:editing-duration>
    <meta:editing-cycles>4</meta:editing-cycles>
    <meta:generator>LibreOffice/3.5$Linux_X86_64 LibreOffice_project/350m1$Build-2</meta:generator>
    <meta:document-statistic meta:table-count="0" meta:image-count="0" meta:object-count="0" meta:page-count="1" meta:paragraph-count="3" meta:word-count="291" meta:character-count="1949" meta:non-whitespace-character-count="1659"/>
  </office:meta>
</office:document-meta>
</file>